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" style:family="graphic" style:parent-style-name="standard">
      <style:graphic-properties draw:stroke="none" svg:stroke-color="#000000" draw:fill="gradient" draw:fill-color="#ffffff" draw:fill-gradient-name="Gradient_20_17" draw:gradient-step-count="0" draw:textarea-vertical-align="middle" draw:auto-grow-height="true" draw:auto-grow-width="false" fo:max-height="0cm" fo:min-height="1.112cm"/>
      <style:paragraph-properties style:writing-mode="lr-tb"/>
    </style:style>
    <style:style style:name="gr3" style:family="graphic" style:parent-style-name="standard">
      <style:graphic-properties draw:stroke="none" svg:stroke-color="#000000" draw:fill="gradient" draw:fill-color="#ffffff" draw:fill-gradient-name="Gradient_20_19" draw:gradient-step-count="0" draw:textarea-vertical-align="middle" draw:auto-grow-height="true" draw:auto-grow-width="false" fo:max-height="0cm" fo:min-height="1.112cm"/>
      <style:paragraph-properties style:writing-mode="lr-tb"/>
    </style:style>
    <style:style style:name="gr4" style:family="graphic" style:parent-style-name="standard">
      <style:graphic-properties draw:stroke="none" svg:stroke-color="#000000" draw:fill="gradient" draw:fill-color="#ffffff" draw:fill-gradient-name="Gradient_20_22" draw:gradient-step-count="0" draw:textarea-vertical-align="middle" draw:auto-grow-height="true" draw:auto-grow-width="false" fo:max-height="0cm" fo:min-height="1.112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2a6099"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="gradient" draw:fill-color="#ffffff" draw:fill-gradient-name="Gradient_20_17" draw:gradient-step-count="0"/>
      <style:paragraph-properties fo:text-align="center"/>
      <style:text-properties fo:color="#ffffff"/>
    </style:style>
    <style:style style:name="P4" style:family="paragraph">
      <loext:graphic-properties draw:fill="gradient" draw:fill-color="#ffffff" draw:fill-gradient-name="Gradient_20_19" draw:gradient-step-count="0"/>
      <style:paragraph-properties fo:text-align="center"/>
      <style:text-properties fo:color="#ffffff"/>
    </style:style>
    <style:style style:name="P5" style:family="paragraph">
      <loext:graphic-properties draw:fill="gradient" draw:fill-color="#ffffff" draw:fill-gradient-name="Gradient_20_22" draw:gradient-step-count="0"/>
      <style:paragraph-properties fo:text-align="center"/>
      <style:text-properties fo:color="#ffffff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2a6099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9.8cm" svg:height="2.139cm" svg:x="10.4cm" svg:y="0.605cm">
          <draw:text-box>
            <text:p><text:span text:style-name="T1">Spongue Framework</text:span></text:p>
          </draw:text-box>
        </draw:frame>
        <draw:frame draw:style-name="gr2" draw:text-style-name="P3" draw:layer="layout" svg:width="4.4cm" svg:height="1.362cm" svg:x="3.2cm" svg:y="9.638cm">
          <draw:text-box>
            <text:p text:style-name="P2">Spring Boot</text:p>
          </draw:text-box>
        </draw:frame>
        <draw:frame draw:style-name="gr3" draw:text-style-name="P4" draw:layer="layout" svg:width="4.4cm" svg:height="1.362cm" svg:x="3.2cm" svg:y="6.6cm">
          <draw:text-box>
            <text:p text:style-name="P2">Spongue</text:p>
          </draw:text-box>
        </draw:frame>
        <draw:frame draw:style-name="gr4" draw:text-style-name="P5" draw:layer="layout" svg:width="4.4cm" svg:height="1.362cm" svg:x="3.2cm" svg:y="4.038cm">
          <draw:text-box>
            <text:p text:style-name="P2">Tongue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0" draw:display-name="Gradient 10" draw:style="linear" draw:start-color="#afd095" draw:end-color="#00a933" draw:start-intensity="100%" draw:end-intensity="100%" draw:angle="300" draw:border="0%"/>
    <draw:gradient draw:name="Gradient_20_11" draw:display-name="Gradient 11" draw:style="linear" draw:start-color="#afd095" draw:end-color="#00a933" draw:start-intensity="100%" draw:end-intensity="100%" draw:angle="300" draw:border="0%"/>
    <draw:gradient draw:name="Gradient_20_12" draw:display-name="Gradient 12" draw:style="linear" draw:start-color="#afd095" draw:end-color="#00a933" draw:start-intensity="100%" draw:end-intensity="100%" draw:angle="300" draw:border="0%"/>
    <draw:gradient draw:name="Gradient_20_13" draw:display-name="Gradient 13" draw:style="linear" draw:start-color="#dde8cb" draw:end-color="#00a933" draw:start-intensity="100%" draw:end-intensity="100%" draw:angle="300" draw:border="0%"/>
    <draw:gradient draw:name="Gradient_20_14" draw:display-name="Gradient 14" draw:style="linear" draw:start-color="#00a933" draw:end-color="#00a933" draw:start-intensity="100%" draw:end-intensity="100%" draw:angle="300" draw:border="0%"/>
    <draw:gradient draw:name="Gradient_20_15" draw:display-name="Gradient 15" draw:style="linear" draw:start-color="#00a933" draw:end-color="#069a2e" draw:start-intensity="100%" draw:end-intensity="100%" draw:angle="300" draw:border="0%"/>
    <draw:gradient draw:name="Gradient_20_16" draw:display-name="Gradient 16" draw:style="linear" draw:start-color="#00a933" draw:end-color="#77bc65" draw:start-intensity="100%" draw:end-intensity="100%" draw:angle="300" draw:border="0%"/>
    <draw:gradient draw:name="Gradient_20_17" draw:display-name="Gradient 17" draw:style="linear" draw:start-color="#00a933" draw:end-color="#77bc65" draw:start-intensity="100%" draw:end-intensity="100%" draw:angle="0" draw:border="0%"/>
    <draw:gradient draw:name="Gradient_20_18" draw:display-name="Gradient 18" draw:style="linear" draw:start-color="#800080" draw:end-color="#77bc65" draw:start-intensity="100%" draw:end-intensity="100%" draw:angle="0" draw:border="0%"/>
    <draw:gradient draw:name="Gradient_20_19" draw:display-name="Gradient 19" draw:style="linear" draw:start-color="#800080" draw:end-color="#a1467e" draw:start-intensity="100%" draw:end-intensity="100%" draw:angle="0" draw:border="0%"/>
    <draw:gradient draw:name="Gradient_20_20" draw:display-name="Gradient 20" draw:style="linear" draw:start-color="#ffbf00" draw:end-color="#77bc65" draw:start-intensity="100%" draw:end-intensity="100%" draw:angle="0" draw:border="0%"/>
    <draw:gradient draw:name="Gradient_20_21" draw:display-name="Gradient 21" draw:style="linear" draw:start-color="#ffd428" draw:end-color="#77bc65" draw:start-intensity="100%" draw:end-intensity="100%" draw:angle="0" draw:border="0%"/>
    <draw:gradient draw:name="Gradient_20_22" draw:display-name="Gradient 22" draw:style="linear" draw:start-color="#ffd428" draw:end-color="#ffde59" draw:start-intensity="100%" draw:end-intensity="100%" draw:angle="0" draw:border="0%"/>
    <draw:gradient draw:name="Gradient_20_3" draw:display-name="Gradient 3" draw:style="linear" draw:start-color="#2a6099" draw:end-color="#729fcf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24T08:48:21.984000000</meta:creation-date>
    <dc:date>2020-07-28T22:55:36.098000000</dc:date>
    <meta:editing-duration>PT11M3S</meta:editing-duration>
    <meta:editing-cycles>2</meta:editing-cycles>
    <meta:generator>LibreOffice/6.4.4.2$Windows_X86_64 LibreOffice_project/3d775be2011f3886db32dfd395a6a6d1ca2630ff</meta:generator>
    <meta:document-statistic meta:object-count="27"/>
  </office:meta>
</office:document-meta>
</file>